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69pt"/>
    </style:style>
    <style:style style:name="co3" style:family="table-column">
      <style:table-column-properties fo:break-before="auto" style:column-width="122.34pt"/>
    </style:style>
    <style:style style:name="co4" style:family="table-column">
      <style:table-column-properties fo:break-before="auto" style:column-width="97.54pt"/>
    </style:style>
    <style:style style:name="co5" style:family="table-column">
      <style:table-column-properties fo:break-before="auto" style:column-width="100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Datos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f(x)</text:p>
          </table:table-cell>
          <table:table-cell table:style-name="ce7" office:value-type="string" calcext:value-type="string">
            <text:p>Abs(f(x))</text:p>
          </table:table-cell>
          <table:table-cell table:style-name="Default" office:value-type="string" calcext:value-type="string">
            <text:p>F’’(SI)</text:p>
          </table:table-cell>
          <table:table-cell table:style-name="Default"/>
          <table:table-cell table:style-name="Default" office:value-type="string" calcext:value-type="string">
            <text:p>F’’’’(SI)</text:p>
          </table:table-cell>
          <table:table-cell table:style-name="Default"/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table:number-columns-repeated="101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EXP([.B2])*COS([.B2]+3)*2^(-[.B2])" office:value-type="float" office:value="2.41069196813295" calcext:value-type="float">
            <text:p>2.4106919681</text:p>
          </table:table-cell>
          <table:table-cell table:style-name="ce1" table:formula="of:=ABS([.C2])" office:value-type="float" office:value="2.41069196813295" calcext:value-type="float">
            <text:p>2.4106919681</text:p>
          </table:table-cell>
          <table:table-cell table:style-name="Default" table:formula="of:=MAX([.$C$2:.$C$14])" office:value-type="float" office:value="2.86801932044162" calcext:value-type="float">
            <text:p>2.8680193204</text:p>
          </table:table-cell>
          <table:table-cell table:style-name="Default"/>
          <table:table-cell table:style-name="Default" table:formula="of:=MAX([.$C$2:.$C$14])" office:value-type="float" office:value="2.86801932044162" calcext:value-type="float">
            <text:p>2.868019320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EXP(-([.J2]))/LOG10([.J2]+1)" office:value-type="float" office:value="1.22206905115888" calcext:value-type="float">
            <text:p>1.2220690512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B2]+[.$B$16]" office:value-type="float" office:value="3.2" calcext:value-type="float">
            <text:p>3.2</text:p>
          </table:table-cell>
          <table:table-cell table:style-name="ce1" table:formula="of:=EXP([.B3])*COS([.B3]+3)*2^(-[.B3])" office:value-type="float" office:value="2.66036977653457" calcext:value-type="float">
            <text:p>2.6603697765</text:p>
          </table:table-cell>
          <table:table-cell table:style-name="ce1" table:formula="of:=ABS([.C3])" office:value-type="float" office:value="2.66036977653457" calcext:value-type="float">
            <text:p>2.6603697765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formula="of:=[.J2]+[.$J$10]" office:value-type="float" office:value="1.2" calcext:value-type="float">
            <text:p>1.2</text:p>
          </table:table-cell>
          <table:table-cell table:formula="of:=EXP(-([.J3]))/LOG10([.J3]+1)" office:value-type="float" office:value="0.879597727548278" calcext:value-type="float">
            <text:p>0.8795977275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B3]+[.$B$16]" office:value-type="float" office:value="3.4" calcext:value-type="float">
            <text:p>3.4</text:p>
          </table:table-cell>
          <table:table-cell table:style-name="ce1" table:formula="of:=EXP([.B4])*COS([.B4]+3)*2^(-[.B4])" office:value-type="float" office:value="2.81922260831736" calcext:value-type="float">
            <text:p>2.8192226083</text:p>
          </table:table-cell>
          <table:table-cell table:style-name="ce1" table:formula="of:=ABS([.C4])" office:value-type="float" office:value="2.81922260831736" calcext:value-type="float">
            <text:p>2.8192226083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formula="of:=[.J3]+[.$J$10]" office:value-type="float" office:value="1.4" calcext:value-type="float">
            <text:p>1.4</text:p>
          </table:table-cell>
          <table:table-cell table:formula="of:=EXP(-([.J4]))/LOG10([.J4]+1)" office:value-type="float" office:value="0.648578834311934" calcext:value-type="float">
            <text:p>0.6485788343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4]+[.$B$16]" office:value-type="float" office:value="3.6" calcext:value-type="float">
            <text:p>3.6</text:p>
          </table:table-cell>
          <table:table-cell table:style-name="ce1" table:formula="of:=EXP([.B5])*COS([.B5]+3)*2^(-[.B5])" office:value-type="float" office:value="2.86801932044162" calcext:value-type="float">
            <text:p>2.8680193204</text:p>
          </table:table-cell>
          <table:table-cell table:style-name="ce1" table:formula="of:=ABS([.C5])" office:value-type="float" office:value="2.86801932044162" calcext:value-type="float">
            <text:p>2.8680193204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table:formula="of:=[.J4]+[.$J$10]" office:value-type="float" office:value="1.6" calcext:value-type="float">
            <text:p>1.6</text:p>
          </table:table-cell>
          <table:table-cell table:formula="of:=EXP(-([.J5]))/LOG10([.J5]+1)" office:value-type="float" office:value="0.486528879461563" calcext:value-type="float">
            <text:p>0.4865288795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5]+[.$B$16]" office:value-type="float" office:value="3.8" calcext:value-type="float">
            <text:p>3.8</text:p>
          </table:table-cell>
          <table:table-cell table:style-name="ce1" table:formula="of:=EXP([.B6])*COS([.B6]+3)*2^(-[.B6])" office:value-type="float" office:value="2.79012351871576" calcext:value-type="float">
            <text:p>2.7901235187</text:p>
          </table:table-cell>
          <table:table-cell table:style-name="ce1" table:formula="of:=ABS([.C6])" office:value-type="float" office:value="2.79012351871576" calcext:value-type="float">
            <text:p>2.7901235187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 table:formula="of:=[.J5]+[.$J$10]" office:value-type="float" office:value="1.8" calcext:value-type="float">
            <text:p>1.8</text:p>
          </table:table-cell>
          <table:table-cell table:formula="of:=EXP(-([.J6]))/LOG10([.J6]+1)" office:value-type="float" office:value="0.369665479842584" calcext:value-type="float">
            <text:p>0.3696654798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6]+[.$B$16]" office:value-type="float" office:value="4" calcext:value-type="float">
            <text:p>4</text:p>
          </table:table-cell>
          <table:table-cell table:style-name="ce1" table:formula="of:=EXP([.B7])*COS([.B7]+3)*2^(-[.B7])" office:value-type="float" office:value="2.57260427456009" calcext:value-type="float">
            <text:p>2.5726042746</text:p>
          </table:table-cell>
          <table:table-cell table:style-name="ce1" table:formula="of:=ABS([.C7])" office:value-type="float" office:value="2.57260427456009" calcext:value-type="float">
            <text:p>2.5726042746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 table:formula="of:=[.J6]+[.$J$10]" office:value-type="float" office:value="2" calcext:value-type="float">
            <text:p>2</text:p>
          </table:table-cell>
          <table:table-cell table:formula="of:=EXP(-([.J7]))/LOG10([.J7]+1)" office:value-type="float" office:value="0.283649663262498" calcext:value-type="float">
            <text:p>0.2836496633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7]+[.$B$16]" office:value-type="float" office:value="4.2" calcext:value-type="float">
            <text:p>4.2</text:p>
          </table:table-cell>
          <table:table-cell table:style-name="ce1" table:formula="of:=EXP([.B8])*COS([.B8]+3)*2^(-[.B8])" office:value-type="float" office:value="2.2073199729502" calcext:value-type="float">
            <text:p>2.207319973</text:p>
          </table:table-cell>
          <table:table-cell table:style-name="ce1" table:formula="of:=ABS([.C8])" office:value-type="float" office:value="2.2073199729502" calcext:value-type="float">
            <text:p>2.207319973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 table:formula="of:=[.J7]+[.$J$10]" office:value-type="float" office:value="2.2" calcext:value-type="float">
            <text:p>2.2</text:p>
          </table:table-cell>
          <table:table-cell table:formula="of:=EXP(-([.J8]))/LOG10([.J8]+1)" office:value-type="float" office:value="0.219347051604075" calcext:value-type="float">
            <text:p>0.2193470516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8]+[.$B$16]" office:value-type="float" office:value="4.4" calcext:value-type="float">
            <text:p>4.4</text:p>
          </table:table-cell>
          <table:table-cell table:style-name="ce1" table:formula="of:=EXP([.B9])*COS([.B9]+3)*2^(-[.B9])" office:value-type="float" office:value="1.6919214963588" calcext:value-type="float">
            <text:p>1.6919214964</text:p>
          </table:table-cell>
          <table:table-cell table:style-name="ce1" table:formula="of:=ABS([.C9])" office:value-type="float" office:value="1.6919214963588" calcext:value-type="float">
            <text:p>1.691921496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H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9]+[.$B$16]" office:value-type="float" office:value="4.6" calcext:value-type="float">
            <text:p>4.6</text:p>
          </table:table-cell>
          <table:table-cell table:style-name="ce1" table:formula="of:=EXP([.B10])*COS([.B10]+3)*2^(-[.B10])" office:value-type="float" office:value="1.03071766680727" calcext:value-type="float">
            <text:p>1.0307176668</text:p>
          </table:table-cell>
          <table:table-cell table:style-name="ce1" table:formula="of:=ABS([.C10])" office:value-type="float" office:value="1.03071766680727" calcext:value-type="float">
            <text:p>1.03071766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10]+[.$B$16]" office:value-type="float" office:value="4.8" calcext:value-type="float">
            <text:p>4.8</text:p>
          </table:table-cell>
          <table:table-cell table:style-name="ce1" table:formula="of:=EXP([.B11])*COS([.B11]+3)*2^(-[.B11])" office:value-type="float" office:value="0.235344804928069" calcext:value-type="float">
            <text:p>0.2353448049</text:p>
          </table:table-cell>
          <table:table-cell table:style-name="ce1" table:formula="of:=ABS([.C11])" office:value-type="float" office:value="0.235344804928069" calcext:value-type="float">
            <text:p>0.2353448049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11]+[.$B$16]" office:value-type="float" office:value="5" calcext:value-type="float">
            <text:p>5</text:p>
          </table:table-cell>
          <table:table-cell table:style-name="ce1" table:formula="of:=EXP([.B12])*COS([.B12]+3)*2^(-[.B12])" office:value-type="float" office:value="-0.674816239595885" calcext:value-type="float">
            <text:p>-0.6748162396</text:p>
          </table:table-cell>
          <table:table-cell table:style-name="ce1" table:formula="of:=ABS([.C12])" office:value-type="float" office:value="0.674816239595885" calcext:value-type="float">
            <text:p>0.6748162396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2]+[.$B$16]" office:value-type="float" office:value="5.2" calcext:value-type="float">
            <text:p>5.2</text:p>
          </table:table-cell>
          <table:table-cell table:style-name="ce1" table:formula="of:=EXP([.B13])*COS([.B13]+3)*2^(-[.B13])" office:value-type="float" office:value="-1.67252791295115" calcext:value-type="float">
            <text:p>-1.672527913</text:p>
          </table:table-cell>
          <table:table-cell table:style-name="ce1" table:formula="of:=ABS([.C13])" office:value-type="float" office:value="1.67252791295115" calcext:value-type="float">
            <text:p>1.672527913</text:p>
          </table:table-cell>
          <table:table-cell table:style-name="Default"/>
          <table:table-cell table:number-columns-repeated="2"/>
          <table:table-cell table:style-name="Default"/>
          <table:table-cell table:style-name="Default" table:formula="of:=([.J10]/2)*([.K2]+2*SUM([.K3:.K7])+[.K8])" office:value-type="float" office:value="0.677745727161667" calcext:value-type="float">
            <text:p>0.677745727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.4" calcext:value-type="float">
            <text:p>5.4</text:p>
          </table:table-cell>
          <table:table-cell table:style-name="ce1" table:formula="of:=EXP([.B14])*COS([.B14]+3)*2^(-[.B14])" office:value-type="float" office:value="-2.72293365354205" calcext:value-type="float">
            <text:p>-2.7229336535</text:p>
          </table:table-cell>
          <table:table-cell table:style-name="ce1" table:formula="of:=ABS([.C14])" office:value-type="float" office:value="2.72293365354205" calcext:value-type="float">
            <text:p>2.7229336535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h</text:p>
          </table:table-cell>
          <table:table-cell/>
          <table:table-cell table:style-name="ce8" office:value-type="string" calcext:value-type="string">
            <text:p>Max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uma impares</text:p>
          </table:table-cell>
          <table:table-cell table:style-name="Default" office:value-type="string" calcext:value-type="string">
            <text:p>Suma pares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/>
          <table:table-cell table:formula="of:=([.B14]-[.B2])/[.A14]" office:value-type="float" office:value="0.2" calcext:value-type="float">
            <text:p>0.2</text:p>
          </table:table-cell>
          <table:table-cell/>
          <table:table-cell table:formula="of:=MAX([.D2:.D14])" office:value-type="float" office:value="2.86801932044162" calcext:value-type="float">
            <text:p>2.8680193204</text:p>
          </table:table-cell>
          <table:table-cell table:style-name="Default"/>
          <table:table-cell table:number-columns-repeated="3"/>
          <table:table-cell table:style-name="Default" table:formula="of:=SUM([.K3];[.K5];[.K7])" office:value-type="float" office:value="1.64977627027234" calcext:value-type="float">
            <text:p>1.6497762703</text:p>
          </table:table-cell>
          <table:table-cell table:style-name="Default" table:formula="of:=SUM([.K4];[.K6])" office:value-type="float" office:value="1.01824431415452" calcext:value-type="float">
            <text:p>1.018244314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formula="of:=([.J10]/3)*([.K2]+[.K8]+4*[.I16]+2*[.J16])" office:value-type="float" office:value="0.67180065414409" calcext:value-type="float">
            <text:p>0.67180065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 especiales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pecio</text:p>
          </table:table-cell>
          <table:table-cell table:formula="of:=(([.B14]-[.B2])/2)*([.C2]+[.C14])" office:value-type="float" office:value="-0.37469002249092" calcext:value-type="float">
            <text:p>-0.3746900225</text:p>
          </table:table-cell>
          <table:table-cell table:formula="of:=([.E2]/12)*[.B16]^3" office:value-type="float" office:value="0.00191201288029441" calcext:value-type="float">
            <text:p>0.00191201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pecio general</text:p>
          </table:table-cell>
          <table:table-cell table:formula="of:=([.B16]/2)*([.C2]+2*SUM([.C3:.C13])+[.C14])" office:value-type="float" office:value="3.27443568887243" calcext:value-type="float">
            <text:p>3.2744356889</text:p>
          </table:table-cell>
          <table:table-cell table:formula="of:=([.E2]/(12*([.A14]+1)^2))*[.B16]^3" office:value-type="float" office:value="0.0000113136856822155" calcext:value-type="float">
            <text:p>1.13136856822155E-05</text:p>
          </table:table-cell>
          <table:table-cell table:number-columns-repeated="1020"/>
        </table:table-row>
        <table:table-row table:style-name="ro1">
          <table:table-cell table:formula="of:=[.B8]-[.B2]" office:value-type="float" office:value="1.2" calcext:value-type="float">
            <text:p>1.2</text:p>
          </table:table-cell>
          <table:table-cell office:value-type="string" calcext:value-type="string">
            <text:p>Simpson 1/3</text:p>
          </table:table-cell>
          <table:table-cell table:formula="of:=([.A22]/3)*([.C2]+[.C14]+4*[.C8])" office:value-type="float" office:value="3.40681528255668" calcext:value-type="float">
            <text:p>3.4068152826</text:p>
          </table:table-cell>
          <table:table-cell table:formula="of:=([.B16]^5/90)*[.G2]" office:value-type="float" office:value="0.0000101974020282369" calcext:value-type="float">
            <text:p>1.01974020282369E-0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mpson 1/3 general</text:p>
          </table:table-cell>
          <table:table-cell table:formula="of:=([.B16]/3)*([.C2]+[.C14]+4*[.C28]+2*[.C29])" office:value-type="float" office:value="3.29705469389789" calcext:value-type="float">
            <text:p>3.2970546939</text:p>
          </table:table-cell>
          <table:table-cell table:formula="of:=([.B16]^5/(180*13^4))*[.G2]" office:value-type="float" office:value="0.000000000178519695182887" calcext:value-type="float">
            <text:p>1.78519695182887E-10</text:p>
          </table:table-cell>
          <table:table-cell table:number-columns-repeated="1020"/>
        </table:table-row>
        <table:table-row table:style-name="ro1">
          <table:table-cell table:formula="of:=[.B6]-[.B2]" office:value-type="float" office:value="0.8" calcext:value-type="float">
            <text:p>0.8</text:p>
          </table:table-cell>
          <table:table-cell office:value-type="string" calcext:value-type="string">
            <text:p>Simpson 3/8</text:p>
          </table:table-cell>
          <table:table-cell table:formula="of:=(([.A24]*3)/8)*([.C2]+[.C14]+3*[.C6]+3*[.C10])" office:value-type="float" office:value="3.345084561348" calcext:value-type="float">
            <text:p>3.3450845613</text:p>
          </table:table-cell>
          <table:table-cell table:formula="of:=((3*[.B16]^5)/80)*[.G2]" office:value-type="float" office:value="0.0000344162318452995" calcext:value-type="float">
            <text:p>3.44162318452995E-0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mpson general</text:p>
          </table:table-cell>
          <table:table-cell table:formula="of:=((3*[.B16])/8)*([.C2]+3*[.F29]+2*[.F28]+[.C14])" office:value-type="float" office:value="3.29714790581033" calcext:value-type="float">
            <text:p>3.297147905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1/3 general</text:p>
          </table:table-cell>
          <table:covered-table-cell table:style-name="Default"/>
          <table:table-cell/>
          <table:table-cell table:style-name="ce9" office:value-type="string" calcext:value-type="string" table:number-columns-spanned="2" table:number-rows-spanned="1">
            <text:p>3/8 general</text:p>
          </table:table-cell>
          <table:covered-table-cell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ma impares</text:p>
          </table:table-cell>
          <table:table-cell table:formula="of:=SUM([.C3];[.C5];[.C7];[.C9];[.C11];[.C13])" office:value-type="float" office:value="8.355731759872" calcext:value-type="float">
            <text:p>8.3557317599</text:p>
          </table:table-cell>
          <table:table-cell/>
          <table:table-cell office:value-type="string" calcext:value-type="string">
            <text:p>Suma 3 multiplos</text:p>
          </table:table-cell>
          <table:table-cell table:formula="of:=SUM([.C5];[.C8];[.C11])" office:value-type="float" office:value="5.31068409831989" calcext:value-type="float">
            <text:p>5.31068409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ma pares</text:p>
          </table:table-cell>
          <table:table-cell table:formula="of:=SUM([.C4];[.C6];[.C8];[.C10];[.C12])" office:value-type="float" office:value="8.17256752719471" calcext:value-type="float">
            <text:p>8.1725675272</text:p>
          </table:table-cell>
          <table:table-cell/>
          <table:table-cell office:value-type="string" calcext:value-type="string">
            <text:p>Suma intermedios</text:p>
          </table:table-cell>
          <table:table-cell table:formula="of:=SUM([.C3:.C4];[.C6:.C7];[.C9:.C10];[.C12:.C13])" office:value-type="float" office:value="11.2176151887468" calcext:value-type="float">
            <text:p>11.2176151887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3:48:55.038220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0:52:02.314159918</meta:creation-date>
    <dc:date>2016-11-09T15:10:36.266851694</dc:date>
    <meta:editing-duration>PT2H31M22S</meta:editing-duration>
    <meta:editing-cycles>8</meta:editing-cycles>
    <meta:generator>LibreOffice/5.1.4.2$Linux_X86_64 LibreOffice_project/10m0$Build-2</meta:generator>
    <meta:document-statistic meta:table-count="1" meta:cell-count="127" meta:object-count="0"/>
  </office:meta>
</office:document-meta>
</file>